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2285B8C10099F583D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0.867cm" fo:min-width="1.499cm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0.867cm" fo:min-width="1.558cm"/>
    </style:style>
    <style:style style:name="gr3" style:family="graphic" style:parent-style-name="standard">
      <style:graphic-properties draw:fill-color="#ff0000" draw:opacity="50%" draw:textarea-horizontal-align="justify" draw:textarea-vertical-align="middle" draw:auto-grow-height="false" fo:min-height="0.867cm" fo:min-width="1.499cm"/>
    </style:style>
    <style:style style:name="gr4" style:family="graphic" style:parent-style-name="standard">
      <style:graphic-properties draw:fill-color="#ff0000" draw:opacity="50%" draw:textarea-horizontal-align="justify" draw:textarea-vertical-align="middle" draw:auto-grow-height="false" fo:min-height="0.867cm" fo:min-width="1.558cm"/>
    </style:style>
    <style:style style:name="gr5" style:family="graphic" style:parent-style-name="standard">
      <style:graphic-properties draw:opacity="50%" draw:textarea-horizontal-align="justify" draw:textarea-vertical-align="middle" draw:auto-grow-height="false" fo:min-height="0.962cm" fo:min-width="1.705cm"/>
    </style:style>
    <style:style style:name="gr6" style:family="graphic" style:parent-style-name="standard">
      <style:graphic-properties draw:opacity="50%" draw:textarea-horizontal-align="justify" draw:textarea-vertical-align="middle" draw:auto-grow-height="false" fo:min-height="1.073cm" fo:min-width="1.734cm"/>
    </style:style>
    <style:style style:name="gr7" style:family="graphic" style:parent-style-name="standard">
      <style:graphic-properties draw:fill-color="#ff0000" draw:opacity="50%" draw:textarea-horizontal-align="justify" draw:textarea-vertical-align="middle" draw:auto-grow-height="false" fo:min-height="1.19cm" fo:min-width="2.101cm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1.029cm" fo:min-width="1.749cm"/>
    </style:style>
    <style:style style:name="gr9" style:family="graphic" style:parent-style-name="standard">
      <style:graphic-properties draw:opacity="50%" draw:textarea-horizontal-align="justify" draw:textarea-vertical-align="middle" draw:auto-grow-height="false" fo:min-height="1cm" fo:min-width="2.057cm"/>
    </style:style>
    <style:style style:name="gr10" style:family="graphic" style:parent-style-name="standard">
      <style:graphic-properties draw:opacity="50%" draw:textarea-horizontal-align="justify" draw:textarea-vertical-align="middle" draw:auto-grow-height="false" fo:min-height="1.154cm" fo:min-width="1.775cm"/>
    </style:style>
    <style:style style:name="gr11" style:family="graphic" style:parent-style-name="standard">
      <style:graphic-properties draw:fill-color="#ff0000" draw:opacity="50%" draw:textarea-horizontal-align="justify" draw:textarea-vertical-align="middle" draw:auto-grow-height="false" fo:min-height="0.986cm" fo:min-width="2.057cm"/>
    </style:style>
    <style:style style:name="gr12" style:family="graphic" style:parent-style-name="standard">
      <style:graphic-properties draw:opacity="50%" draw:textarea-horizontal-align="justify" draw:textarea-vertical-align="middle" draw:auto-grow-height="false" fo:min-height="0.955cm" fo:min-width="1.729cm"/>
    </style:style>
    <style:style style:name="gr13" style:family="graphic" style:parent-style-name="standard">
      <style:graphic-properties draw:fill-color="#ff0000" draw:opacity="50%" draw:textarea-horizontal-align="justify" draw:textarea-vertical-align="middle" draw:auto-grow-height="false" fo:min-height="1.016cm" fo:min-width="2.014cm"/>
    </style:style>
    <style:style style:name="gr14" style:family="graphic" style:parent-style-name="standard">
      <style:graphic-properties draw:opacity="50%" draw:textarea-horizontal-align="justify" draw:textarea-vertical-align="middle" draw:auto-grow-height="false" fo:min-height="0.856cm" fo:min-width="2.102cm"/>
    </style:style>
    <style:style style:name="gr15" style:family="graphic" style:parent-style-name="standard">
      <style:graphic-properties draw:opacity="50%" draw:textarea-horizontal-align="justify" draw:textarea-vertical-align="middle" draw:auto-grow-height="false" fo:min-height="1.09cm" fo:min-width="1.789cm"/>
    </style:style>
    <style:style style:name="gr16" style:family="graphic" style:parent-style-name="standard">
      <style:graphic-properties draw:fill-color="#ff0000" draw:opacity="50%" draw:textarea-horizontal-align="justify" draw:textarea-vertical-align="middle" draw:auto-grow-height="false" fo:min-height="0.771cm" fo:min-width="2.058cm"/>
    </style:style>
    <style:style style:name="gr17" style:family="graphic" style:parent-style-name="standard">
      <style:graphic-properties draw:opacity="50%" draw:textarea-horizontal-align="justify" draw:textarea-vertical-align="middle" draw:auto-grow-height="false" fo:min-height="0.967cm" fo:min-width="1.881cm"/>
    </style:style>
    <style:style style:name="gr18" style:family="graphic" style:parent-style-name="standard">
      <style:graphic-properties draw:fill-color="#ff0000" draw:opacity="50%" draw:textarea-horizontal-align="justify" draw:textarea-vertical-align="middle" draw:auto-grow-height="false" fo:min-height="1.171cm" fo:min-width="1.881cm"/>
    </style:style>
    <style:style style:name="gr19" style:family="graphic" style:parent-style-name="standard">
      <style:graphic-properties draw:opacity="50%" draw:textarea-horizontal-align="justify" draw:textarea-vertical-align="middle" draw:auto-grow-height="false" fo:min-height="0.845cm" fo:min-width="1.881cm"/>
    </style:style>
    <style:style style:name="gr20" style:family="graphic" style:parent-style-name="standard">
      <style:graphic-properties draw:opacity="50%" draw:textarea-horizontal-align="justify" draw:textarea-vertical-align="middle" draw:auto-grow-height="false" fo:min-height="0.955cm" fo:min-width="1.926cm"/>
    </style:style>
    <style:style style:name="gr21" style:family="graphic" style:parent-style-name="standard">
      <style:graphic-properties draw:fill-color="#ff0000" draw:opacity="50%" draw:textarea-horizontal-align="justify" draw:textarea-vertical-align="middle" draw:auto-grow-height="false" fo:min-height="1.032cm" fo:min-width="1.881cm"/>
    </style:style>
    <style:style style:name="gr22" style:family="graphic" style:parent-style-name="standard">
      <style:graphic-properties draw:fill-color="#ff0000" draw:opacity="50%" draw:textarea-horizontal-align="justify" draw:textarea-vertical-align="middle" draw:auto-grow-height="false" fo:min-height="1.187cm" fo:min-width="1.926cm"/>
    </style:style>
    <style:style style:name="gr23" style:family="graphic" style:parent-style-name="standard">
      <style:graphic-properties draw:opacity="50%" draw:textarea-horizontal-align="justify" draw:textarea-vertical-align="middle" draw:auto-grow-height="false" fo:min-height="0.883cm" fo:min-width="1.926cm"/>
    </style:style>
    <style:style style:name="gr24" style:family="graphic" style:parent-style-name="standard">
      <style:graphic-properties draw:fill-color="#ff0000" draw:opacity="50%" draw:textarea-horizontal-align="justify" draw:textarea-vertical-align="middle" draw:auto-grow-height="false" fo:min-height="1.059cm" fo:min-width="1.969cm"/>
    </style:style>
    <style:style style:name="gr25" style:family="graphic" style:parent-style-name="standard">
      <style:graphic-properties draw:opacity="50%" draw:textarea-horizontal-align="justify" draw:textarea-vertical-align="middle" draw:auto-grow-height="false" fo:min-height="1.192cm" fo:min-width="1.73cm"/>
    </style:style>
    <style:style style:name="gr26" style:family="graphic" style:parent-style-name="standard">
      <style:graphic-properties draw:fill-color="#007fff" draw:opacity="50%" draw:textarea-horizontal-align="justify" draw:textarea-vertical-align="middle" draw:auto-grow-height="false" fo:min-height="1.058cm" fo:min-width="1.546cm"/>
    </style:style>
    <style:style style:name="gr27" style:family="graphic" style:parent-style-name="standard">
      <style:graphic-properties draw:fill-color="#ff0000" draw:opacity="50%" draw:textarea-horizontal-align="justify" draw:textarea-vertical-align="middle" draw:auto-grow-height="false" fo:min-height="0.976cm" fo:min-width="1.926cm"/>
    </style:style>
    <style:style style:name="gr28" style:family="graphic" style:parent-style-name="standard">
      <style:graphic-properties draw:opacity="50%" draw:textarea-horizontal-align="justify" draw:textarea-vertical-align="middle" draw:auto-grow-height="false" fo:min-height="0.712cm" fo:min-width="1.926cm"/>
    </style:style>
    <style:style style:name="gr29" style:family="graphic" style:parent-style-name="standard">
      <style:graphic-properties draw:fill-color="#007fff" draw:opacity="50%" draw:textarea-horizontal-align="justify" draw:textarea-vertical-align="middle" draw:auto-grow-height="false" fo:min-height="0.924cm" fo:min-width="1.926cm"/>
    </style:style>
    <style:style style:name="gr30" style:family="graphic" style:parent-style-name="standard">
      <style:graphic-properties draw:opacity="50%" draw:textarea-horizontal-align="justify" draw:textarea-vertical-align="middle" draw:auto-grow-height="false" fo:min-height="0.676cm" fo:min-width="1.926cm"/>
    </style:style>
    <style:style style:name="gr31" style:family="graphic" style:parent-style-name="standard">
      <style:graphic-properties draw:opacity="50%" draw:textarea-horizontal-align="justify" draw:textarea-vertical-align="middle" draw:auto-grow-height="false" fo:min-height="1.008cm" fo:min-width="1.926cm"/>
    </style:style>
    <style:style style:name="gr32" style:family="graphic" style:parent-style-name="standard">
      <style:graphic-properties draw:fill-color="#ff0000" draw:opacity="50%" draw:textarea-horizontal-align="justify" draw:textarea-vertical-align="middle" draw:auto-grow-height="false" fo:min-height="1.293cm" fo:min-width="1.953cm"/>
    </style:style>
    <style:style style:name="gr33" style:family="graphic" style:parent-style-name="standard">
      <style:graphic-properties draw:opacity="50%" draw:textarea-horizontal-align="justify" draw:textarea-vertical-align="middle" draw:auto-grow-height="false" fo:min-height="0.809cm" fo:min-width="1.926cm"/>
    </style:style>
    <style:style style:name="gr34" style:family="graphic" style:parent-style-name="standard">
      <style:graphic-properties draw:fill-color="#ff0000" draw:opacity="50%" draw:textarea-horizontal-align="justify" draw:textarea-vertical-align="middle" draw:auto-grow-height="false" fo:min-height="0.982cm" fo:min-width="1.926cm"/>
    </style:style>
    <style:style style:name="gr35" style:family="graphic" style:parent-style-name="standard">
      <style:graphic-properties draw:opacity="50%" draw:textarea-horizontal-align="justify" draw:textarea-vertical-align="middle" draw:auto-grow-height="false" fo:min-height="0.983cm" fo:min-width="1.926cm"/>
    </style:style>
    <style:style style:name="gr36" style:family="graphic" style:parent-style-name="standard">
      <style:graphic-properties draw:fill-color="#ff0000" draw:opacity="50%" draw:textarea-horizontal-align="justify" draw:textarea-vertical-align="middle" draw:auto-grow-height="false" fo:min-height="0.896cm" fo:min-width="1.926cm"/>
    </style:style>
    <style:style style:name="gr37" style:family="graphic" style:parent-style-name="standard">
      <style:graphic-properties draw:fill-color="#ff0000" draw:opacity="50%" draw:textarea-horizontal-align="justify" draw:textarea-vertical-align="middle" draw:auto-grow-height="false" fo:min-height="0.93cm" fo:min-width="1.926cm"/>
    </style:style>
    <style:style style:name="gr38" style:family="graphic" style:parent-style-name="standard">
      <style:graphic-properties draw:opacity="50%" draw:textarea-horizontal-align="justify" draw:textarea-vertical-align="middle" draw:auto-grow-height="false" fo:min-height="0.798cm" fo:min-width="1.926cm"/>
    </style:style>
    <style:style style:name="gr39" style:family="graphic" style:parent-style-name="standard">
      <style:graphic-properties draw:fill-color="#ff0000" draw:opacity="50%" draw:textarea-horizontal-align="justify" draw:textarea-vertical-align="middle" draw:auto-grow-height="false" fo:min-height="1.247cm" fo:min-width="1.926cm"/>
    </style:style>
    <style:style style:name="gr40" style:family="graphic" style:parent-style-name="standard">
      <style:graphic-properties draw:fill-color="#ff0000" draw:opacity="50%" draw:textarea-horizontal-align="justify" draw:textarea-vertical-align="middle" draw:auto-grow-height="false" fo:min-height="1.247cm" fo:min-width="1.831cm"/>
    </style:style>
    <style:style style:name="gr41" style:family="graphic" style:parent-style-name="standard">
      <style:graphic-properties draw:opacity="50%" draw:textarea-horizontal-align="justify" draw:textarea-vertical-align="middle" draw:auto-grow-height="false" fo:min-height="1.091cm" fo:min-width="1.787cm"/>
    </style:style>
    <style:style style:name="gr42" style:family="graphic" style:parent-style-name="standard">
      <style:graphic-properties draw:fill-color="#ff0000" draw:opacity="50%" draw:textarea-horizontal-align="justify" draw:textarea-vertical-align="middle" draw:auto-grow-height="false" fo:min-height="0.73cm" fo:min-width="1.552cm"/>
    </style:style>
    <style:style style:name="gr43" style:family="graphic" style:parent-style-name="standard">
      <style:graphic-properties draw:fill-color="#ff0000" draw:opacity="50%" draw:textarea-horizontal-align="justify" draw:textarea-vertical-align="middle" draw:auto-grow-height="false" fo:min-height="0.892cm" fo:min-width="1.926cm"/>
    </style:style>
    <style:style style:name="gr44" style:family="graphic" style:parent-style-name="standard">
      <style:graphic-properties draw:opacity="50%" draw:textarea-horizontal-align="justify" draw:textarea-vertical-align="middle" draw:auto-grow-height="false" fo:min-height="1.009cm" fo:min-width="1.926cm"/>
    </style:style>
    <style:style style:name="gr45" style:family="graphic" style:parent-style-name="standard">
      <style:graphic-properties draw:opacity="50%" draw:textarea-horizontal-align="justify" draw:textarea-vertical-align="middle" draw:auto-grow-height="false" fo:min-height="0.989cm" fo:min-width="1.845cm"/>
    </style:style>
    <style:style style:name="gr46" style:family="graphic" style:parent-style-name="standard">
      <style:graphic-properties draw:opacity="50%" draw:textarea-horizontal-align="justify" draw:textarea-vertical-align="middle" draw:auto-grow-height="false" fo:min-height="0.96cm" fo:min-width="1.926cm"/>
    </style:style>
    <style:style style:name="gr47" style:family="graphic" style:parent-style-name="standard">
      <style:graphic-properties draw:fill-color="#ff0000" draw:opacity="50%" draw:textarea-horizontal-align="justify" draw:textarea-vertical-align="middle" draw:auto-grow-height="false" fo:min-height="0.711cm" fo:min-width="1.926cm"/>
    </style:style>
    <style:style style:name="gr48" style:family="graphic" style:parent-style-name="standard">
      <style:graphic-properties draw:opacity="50%" draw:textarea-horizontal-align="justify" draw:textarea-vertical-align="middle" draw:auto-grow-height="false" fo:min-height="0.827cm" fo:min-width="1.926cm"/>
    </style:style>
    <style:style style:name="gr49" style:family="graphic" style:parent-style-name="standard">
      <style:graphic-properties draw:fill-color="#ff0000" draw:opacity="50%" draw:textarea-horizontal-align="justify" draw:textarea-vertical-align="middle" draw:auto-grow-height="false" fo:min-height="0.88cm" fo:min-width="1.926cm"/>
    </style:style>
    <style:style style:name="gr50" style:family="graphic" style:parent-style-name="standard">
      <style:graphic-properties draw:opacity="50%" draw:textarea-horizontal-align="justify" draw:textarea-vertical-align="middle" draw:auto-grow-height="false" fo:min-height="0.523cm" fo:min-width="1.501cm"/>
    </style:style>
    <style:style style:name="gr51" style:family="graphic" style:parent-style-name="standard">
      <style:graphic-properties draw:fill-color="#ff0000" draw:opacity="50%" draw:textarea-horizontal-align="justify" draw:textarea-vertical-align="middle" draw:auto-grow-height="false" fo:min-height="1.247cm" fo:min-width="1.501cm"/>
    </style:style>
    <style:style style:name="gr52" style:family="graphic" style:parent-style-name="standard">
      <style:graphic-properties draw:fill-color="#ff0000" draw:opacity="50%" draw:textarea-horizontal-align="justify" draw:textarea-vertical-align="middle" draw:auto-grow-height="false" fo:min-height="0.682cm" fo:min-width="1.77cm"/>
    </style:style>
    <style:style style:name="gr53" style:family="graphic" style:parent-style-name="standard">
      <style:graphic-properties draw:opacity="50%" draw:textarea-horizontal-align="justify" draw:textarea-vertical-align="middle" draw:auto-grow-height="false" fo:min-height="1.126cm" fo:min-width="1.617cm"/>
    </style:style>
    <style:style style:name="gr54" style:family="graphic" style:parent-style-name="standard">
      <style:graphic-properties draw:opacity="50%" draw:textarea-horizontal-align="justify" draw:textarea-vertical-align="middle" draw:auto-grow-height="false" fo:min-height="1.426cm" fo:min-width="1.334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-color="#ff0000" draw:opacity="50%"/>
      <style:paragraph-properties fo:text-align="center"/>
    </style:style>
    <style:style style:name="P4" style:family="paragraph">
      <loext:graphic-properties draw:fill-color="#007f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99cm" svg:height="1.117cm" svg:x="15.639cm" svg:y="6.706cm">
          <text:p text:style-name="P1">LEF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58cm" svg:height="1.117cm" svg:x="17.881cm" svg:y="6.792cm">
          <text:p text:style-name="P1">DOW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99cm" svg:height="1.117cm" svg:x="17.4cm" svg:y="4.195cm">
          <text:p text:style-name="P1">U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58cm" svg:height="1.117cm" svg:x="20.099cm" svg:y="6.683cm">
          <text:p text:style-name="P1">RIGH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99cm" svg:height="1.117cm" svg:x="15.639cm" svg:y="5.647cm">
          <text:p text:style-name="P1">Far 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58cm" svg:height="1.117cm" svg:x="17.881cm" svg:y="5.733cm">
          <text:p text:style-name="P1">Far 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99cm" svg:height="1.117cm" svg:x="17.4cm" svg:y="3.136cm">
          <text:p text:style-name="P1">Far U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58cm" svg:height="1.117cm" svg:x="20.099cm" svg:y="5.624cm">
          <text:p text:style-name="P1">Far 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05cm" svg:height="1.212cm" svg:x="8.336cm" svg:y="6.489cm">
          <text:p text:style-name="P1">Place</text:p>
          <text:p text:style-name="P1">Wir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34cm" svg:height="1.323cm" svg:x="3.233cm" svg:y="4.288cm">
          <text:p text:style-name="P1">Toggle</text:p>
          <text:p text:style-name="P1">wire typ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01cm" svg:height="1.44cm" svg:x="25.267cm" svg:y="0.689cm">
          <text:p text:style-name="P1">Toggle </text:p>
          <text:p text:style-name="P1">autobridging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249cm" svg:height="1.279cm" svg:x="12.673cm" svg:y="10.813cm"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57cm" svg:height="1.25cm" svg:x="1.415cm" svg:y="6.594cm">
          <text:p text:style-name="P1">AND</text:p>
          <text:p text:style-name="P1">Gat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75cm" svg:height="1.404cm" svg:x="14.287cm" svg:y="8.743cm">
          <text:p text:style-name="P1">NOT</text:p>
          <text:p text:style-name="P1">Gat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57cm" svg:height="1.236cm" svg:x="1.359cm" svg:y="5.399cm">
          <text:p text:style-name="P1">XOR</text:p>
          <text:p text:style-name="P1">Gat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229cm" svg:height="1.205cm" svg:x="10.183cm" svg:y="4.198cm">
          <text:p text:style-name="P1">Place</text:p>
          <text:p text:style-name="P1">Bridg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514cm" svg:height="1.266cm" svg:x="10.098cm" svg:y="3.064cm">
          <text:p text:style-name="P1">Place</text:p>
          <text:p text:style-name="P1">Leaky Bridg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602cm" svg:height="1.106cm" svg:x="5.404cm" svg:y="4.33cm">
          <text:p text:style-name="P1">Place</text:p>
          <text:p text:style-name="P1">Pow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289cm" svg:height="1.34cm" svg:x="7.858cm" svg:y="4.041cm">
          <text:p text:style-name="P1">Place</text:p>
          <text:p text:style-name="P1">Random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558cm" svg:height="1.021cm" svg:x="8.189cm" svg:y="5.522cm">
          <text:p text:style-name="P1">Far-lay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381cm" svg:height="1.217cm" svg:x="22.437cm" svg:y="6.614cm">
          <text:p text:style-name="P1">Place</text:p>
          <text:p text:style-name="P1">Wall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381cm" svg:height="1.421cm" svg:x="22.471cm" svg:y="5.353cm">
          <text:p text:style-name="P1">Place</text:p>
          <text:p text:style-name="P1">E-Wall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381cm" svg:height="1.095cm" svg:x="10.695cm" svg:y="6.542cm">
          <text:p text:style-name="P1">Place</text:p>
          <text:p text:style-name="P1">N Diod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426cm" svg:height="1.205cm" svg:x="13.084cm" svg:y="6.636cm">
          <text:p text:style-name="P1">Place</text:p>
          <text:p text:style-name="P1">S Diode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.381cm" svg:height="1.282cm" svg:x="10.72cm" svg:y="5.405cm">
          <text:p text:style-name="P1">Place</text:p>
          <text:p text:style-name="P1">W Diode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26cm" svg:height="1.437cm" svg:x="13.084cm" svg:y="5.446cm">
          <text:p text:style-name="P1">Place</text:p>
          <text:p text:style-name="P1">E Diod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426cm" svg:height="1.133cm" svg:x="5.956cm" svg:y="6.564cm">
          <text:p text:style-name="P1">Place</text:p>
          <text:p text:style-name="P1">Delay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469cm" svg:height="1.309cm" svg:x="5.949cm" svg:y="5.378cm">
          <text:p text:style-name="P1">Place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23cm" svg:height="1.442cm" svg:x="3.928cm" svg:y="6.448cm">
          <text:p text:style-name="P1">Place</text:p>
          <text:p text:style-name="P1">Stretch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046cm" svg:height="1.308cm" svg:x="12.078cm" svg:y="8.763cm">
          <text:p text:style-name="P1">Place</text:p>
          <text:p text:style-name="P1">Bit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.426cm" svg:height="1.226cm" svg:x="5.467cm" svg:y="3.039cm">
          <text:p text:style-name="P1">Place</text:p>
          <text:p text:style-name="P1">Adapter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426cm" svg:height="0.962cm" svg:x="2.461cm" svg:y="9.155cm">
          <text:p text:style-name="P1">Undo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426cm" svg:height="1.174cm" svg:x="12.419cm" svg:y="4.138cm">
          <text:p text:style-name="P1">Redo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2.426cm" svg:height="0.926cm" svg:x="9.552cm" svg:y="9.196cm">
          <text:p text:style-name="P1">Paste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.426cm" svg:height="1.258cm" svg:x="7.118cm" svg:y="8.897cm">
          <text:p text:style-name="P1">Sel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draw:layer="layout" svg:width="2.453cm" svg:height="1.543cm" svg:x="9.525cm" svg:y="7.723cm">
          <text:p text:style-name="P1">Paste</text:p>
          <text:p text:style-name="P1">Unelec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426cm" svg:height="1.059cm" svg:x="18.919cm" svg:y="8.99cm">
          <text:p text:style-name="P1">Paste</text:p>
          <text:p text:style-name="P1">X-flip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.426cm" svg:height="1.232cm" svg:x="18.909cm" svg:y="7.87cm">
          <text:p text:style-name="P1">Paste</text:p>
          <text:p text:style-name="P1">Y-flip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426cm" svg:height="1.233cm" svg:x="4.659cm" svg:y="8.981cm">
          <text:p text:style-name="P1">Paste</text:p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2.426cm" svg:height="1.146cm" svg:x="4.923cm" svg:y="7.798cm">
          <text:p text:style-name="P1">Paste</text:p>
          <text:p text:style-name="P1">Swap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.426cm" svg:height="1.18cm" svg:x="16.613cm" svg:y="7.869cm">
          <text:p text:style-name="P1">Clear</text:p>
          <text:p text:style-name="P1">area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426cm" svg:height="1.048cm" svg:x="16.612cm" svg:y="9.049cm">
          <text:p text:style-name="P1">Paste</text:p>
          <text:p text:style-name="P1">mask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2.426cm" svg:height="1.497cm" svg:x="2.513cm" svg:y="7.685cm">
          <text:p text:style-name="P1">Undo</text:p>
          <text:p text:style-name="P1">paste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2.331cm" svg:height="1.497cm" svg:x="19.577cm" svg:y="2.807cm">
          <text:p text:style-name="P1">Load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2.287cm" svg:height="1.341cm" svg:x="19.515cm" svg:y="4.074cm">
          <text:p text:style-name="P1">Load</text:p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2.052cm" svg:height="0.98cm" svg:x="3.913cm" svg:y="5.58cm">
          <text:p text:style-name="P1">Save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2.426cm" svg:height="1.142cm" svg:x="3.048cm" svg:y="3.139cm">
          <text:p text:style-name="P1">Wipe</text:p>
          <text:p text:style-name="P1">board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426cm" svg:height="1.259cm" svg:x="25.253cm" svg:y="2.011cm">
          <text:p text:style-name="P1">Goto</text:p>
          <text:p text:style-name="P1">coord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2.345cm" svg:height="1.239cm" svg:x="14.882cm" svg:y="4.197cm">
          <text:p text:style-name="P1">Toggle</text:p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426cm" svg:height="1.21cm" svg:x="23.017cm" svg:y="1.907cm">
          <text:p text:style-name="P1">Slow-mo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2.426cm" svg:height="0.961cm" svg:x="23.017cm" svg:y="1cm">
          <text:p text:style-name="P1">Fast-mo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426cm" svg:height="1.077cm" svg:x="21.896cm" svg:y="4.358cm">
          <text:p text:style-name="P1">Pause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2.426cm" svg:height="1.13cm" svg:x="21.896cm" svg:y="3.228cm">
          <text:p text:style-name="P1">Step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2.001cm" svg:height="0.773cm" svg:x="1cm" svg:y="4.71cm">
          <text:p text:style-name="P1">Quit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2.001cm" svg:height="1.497cm" svg:x="1cm" svg:y="3.172cm">
          <text:p text:style-name="P1">Hard</text:p>
          <text:p text:style-name="P1">quit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2.27cm" svg:height="0.932cm" svg:x="23.659cm" svg:y="7.905cm">
          <text:p text:style-name="P1">Help</text:p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2.117cm" svg:height="1.376cm" svg:x="24.818cm" svg:y="6.403cm">
          <text:p text:style-name="P1">Toggle</text:p>
          <text:p text:style-name="P1">label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1.834cm" svg:height="1.676cm" svg:x="27.319cm" svg:y="6.106cm">
          <text:p text:style-name="P1">Elec</text:p>
          <text:p text:style-name="P1">curs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kb" xlink:href="Pictures/10000201000003E8000002285B8C10099F583D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bitmap" draw:fill-image-name="kb" draw:fill-image-width="35.278cm" draw:fill-image-height="19.473cm" style:repeat="no-repeat" draw:fill-image-ref-point-x="0%" draw:fill-image-ref-point-y="0%" draw:fill-image-ref-point="center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01T15:14:04.404798026</dc:date>
    <meta:editing-duration>PT52M27S</meta:editing-duration>
    <meta:editing-cycles>26</meta:editing-cycles>
    <meta:generator>LibreOffice/5.3.1.2$Linux_X86_64 LibreOffice_project/30m0$Build-2</meta:generator>
    <meta:document-statistic meta:object-count="58"/>
  </office:meta>
</office:document-meta>
</file>